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margin-left="0cm" fo:margin-right="-0.004cm" fo:text-indent="0cm" style:auto-text-indent="false"/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-0.004cm" style:line-height-at-least="0.423cm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6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150%" style:snap-to-layout-gri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1.001cm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752cm"/>
        </style:tab-stops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color="#008000" style:font-name="Arial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 style:snap-to-layout-grid="false"/>
      <style:text-properties fo:color="#008000" style:font-name="Arial" fo:font-size="11pt" style:font-size-asian="11pt" style:font-size-complex="11pt"/>
    </style:style>
    <style:style style:name="P16" style:family="paragraph" style:parent-style-name="Standard">
      <style:paragraph-properties fo:line-height="150%">
        <style:tab-stops>
          <style:tab-stop style:position="10.001cm"/>
        </style:tab-stops>
      </style:paragraph-properties>
      <style:text-properties fo:color="#008000" style:font-name="Arial" fo:font-size="11pt" fo:font-weight="bold" style:font-size-asian="11pt" style:font-weight-asian="bold" style:font-size-complex="11pt"/>
    </style:style>
    <style:style style:name="P17" style:family="paragraph" style:parent-style-name="Standard">
      <style:paragraph-properties fo:text-align="justify" style:justify-single-word="false"/>
      <style:text-properties fo:color="#0000ff" style:font-name="Arial" fo:font-size="11pt" style:font-size-asian="11pt" style:font-size-complex="11pt"/>
    </style:style>
    <style:style style:name="P18" style:family="paragraph" style:parent-style-name="Standard">
      <style:text-properties fo:color="#ff0000" style:font-name="Arial"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fo:color="#ff0000" style:font-name="Arial" fo:font-size="11pt" style:font-size-asian="11pt" style:font-size-complex="11pt"/>
    </style:style>
    <style:style style:name="P20" style:family="paragraph" style:parent-style-name="Standard">
      <style:paragraph-properties fo:text-align="justify" style:justify-single-word="false" style:snap-to-layout-grid="false"/>
      <style:text-properties fo:color="#ff0000" style:font-name="Arial" fo:font-size="11pt" style:font-size-asian="11pt" style:font-size-complex="11pt"/>
    </style:style>
    <style:style style:name="P21" style:family="paragraph" style:parent-style-name="Standard">
      <style:text-properties fo:color="#ff0000" style:font-name="Arial" fo:font-size="11pt" fo:font-weight="bold" style:font-size-asian="11pt" style:font-weight-asian="bold" style:font-size-complex="11pt"/>
    </style:style>
    <style:style style:name="P22" style:family="paragraph" style:parent-style-name="Standard">
      <style:paragraph-properties fo:line-height="150%">
        <style:tab-stops>
          <style:tab-stop style:position="10.001cm"/>
        </style:tab-stops>
      </style:paragraph-properties>
      <style:text-properties fo:color="#ff0000" style:font-name="Arial" fo:font-size="11pt" fo:font-weight="bold" style:font-size-asian="11pt" style:font-weight-asian="bold" style:font-size-complex="11pt"/>
    </style:style>
    <style:style style:name="P23" style:family="paragraph" style:parent-style-name="Standard">
      <style:text-properties fo:text-transform="uppercase" fo:color="#800080" style:font-name="Arial" fo:font-size="11pt" fo:font-style="italic" fo:background-color="#ffff00" style:font-size-asian="11pt" style:font-style-asian="italic" style:font-size-complex="11pt"/>
    </style:style>
    <style:style style:name="P24" style:family="paragraph" style:parent-style-name="Standard">
      <style:paragraph-properties fo:text-align="justify" style:justify-single-word="false"/>
      <style:text-properties fo:text-transform="uppercase" fo:color="#800080" style:font-name="Arial" fo:font-size="11pt" fo:font-style="italic" fo:background-color="#ffff00" style:font-size-asian="11pt" style:font-style-asian="italic" style:font-size-complex="11pt"/>
    </style:style>
    <style:style style:name="P25" style:family="paragraph" style:parent-style-name="Standard">
      <style:paragraph-properties fo:margin-left="0cm" fo:margin-right="2cm" fo:text-indent="0cm" style:auto-text-indent="false"/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margin-left="0cm" fo:margin-right="2cm" style:line-height-at-least="0.423cm" fo:text-indent="0cm" style:auto-text-indent="false">
        <style:tab-stops>
          <style:tab-stop style:position="1.752cm"/>
        </style:tab-stops>
      </style:paragraph-properties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margin-left="0cm" fo:margin-right="2cm" fo:text-indent="0cm" style:auto-text-indent="false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28" style:family="paragraph" style:parent-style-name="Standard">
      <style:paragraph-properties fo:margin-left="1cm" fo:margin-right="0.997cm" fo:text-align="center" style:justify-single-word="false" fo:text-indent="0cm" style:auto-text-indent="false" fo:background-color="#cccccc" style:border-line-width="0.002cm 0.035cm 0.002cm" fo:padding-left="0.035cm" fo:padding-right="0.035cm" fo:padding-top="0.035cm" fo:padding-bottom="0.071cm" fo:border="0.039cm double #000000">
        <style:background-image/>
      </style:paragraph-properties>
      <style:text-properties style:font-name="Arial" fo:font-size="11pt" fo:font-weight="bold" style:font-size-asian="11pt" style:font-weight-asian="bold" style:font-size-complex="11pt"/>
    </style:style>
    <style:style style:name="P29" style:family="paragraph" style:parent-style-name="Standard">
      <style:paragraph-properties fo:break-before="pag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8000" style:font-name="Arial" fo:font-size="11pt" fo:font-weight="bold" style:font-size-asian="11pt" style:font-weight-asian="bold" style:font-size-complex="11pt"/>
    </style:style>
    <style:style style:name="P31" style:family="paragraph" style:parent-style-name="Standard">
      <style:paragraph-properties fo:margin-left="8.251cm" fo:margin-right="-0.004cm" fo:text-indent="-8.251cm" style:auto-text-indent="false">
        <style:tab-stops>
          <style:tab-stop style:position="0cm"/>
          <style:tab-stop style:position="0.501cm"/>
        </style:tab-stops>
      </style:paragraph-properties>
      <style:text-properties style:font-name="Arial" fo:font-size="11pt" style:font-size-asian="11pt" style:font-size-complex="11pt"/>
    </style:style>
    <style:style style:name="P32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style:font-name="Arial" fo:font-size="11pt" style:font-size-asian="11pt" style:font-size-complex="11pt"/>
    </style:style>
    <style:style style:name="P33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ff0000" style:font-name="Arial" fo:font-size="11pt" fo:font-weight="bold" style:font-size-asian="11pt" style:font-weight-asian="bold" style:font-size-complex="11pt"/>
    </style:style>
    <style:style style:name="P34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00ff" style:font-name="Arial" fo:font-size="11pt" fo:font-weight="bold" style:font-size-asian="11pt" style:font-weight-asian="bold" style:font-size-complex="11pt"/>
    </style:style>
    <style:style style:name="P35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style:font-name="Arial" fo:font-size="11pt" style:font-size-asian="11pt" style:font-size-complex="11pt"/>
    </style:style>
    <style:style style:name="P36" style:family="paragraph" style:parent-style-name="Standard">
      <style:paragraph-properties fo:margin-left="1cm" fo:margin-right="0cm" fo:text-align="justify" style:justify-single-word="false" fo:text-indent="-1cm" style:auto-text-indent="false">
        <style:tab-stops>
          <style:tab-stop style:position="10.001cm"/>
        </style:tab-stops>
      </style:paragraph-properties>
      <style:text-properties style:font-name="Arial" fo:font-size="11pt" style:font-size-asian="11pt" style:font-size-complex="11pt"/>
    </style:style>
    <style:style style:name="P37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color="#ff0000" style:font-name="Arial" fo:font-size="11pt" style:font-size-asian="11pt" style:font-size-complex="11pt"/>
    </style:style>
    <style:style style:name="P38" style:family="paragraph" style:parent-style-name="Standard">
      <style:paragraph-properties fo:margin-left="2cm" fo:margin-right="0cm" fo:text-align="justify" style:justify-single-word="false" fo:text-indent="-2cm" style:auto-text-indent="false">
        <style:tab-stops>
          <style:tab-stop style:position="-1cm"/>
        </style:tab-stops>
      </style:paragraph-properties>
      <style:text-properties style:font-name="Arial" fo:font-size="11pt" style:font-size-asian="11pt" style:font-size-complex="11pt"/>
    </style:style>
    <style:style style:name="P39" style:family="paragraph" style:parent-style-name="Standard">
      <style:paragraph-properties fo:margin-left="6.001cm" fo:margin-right="6.001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style:font-name="Arial" fo:font-size="11pt" style:font-size-asian="11pt" style:font-size-complex="11pt"/>
    </style:style>
    <style:style style:name="P40" style:family="paragraph" style:parent-style-name="Standard">
      <style:paragraph-properties fo:margin-left="6.001cm" fo:margin-right="5.997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style:font-name="Arial" fo:font-size="11pt" style:font-size-asian="11pt" style:font-size-complex="11pt"/>
    </style:style>
    <style:style style:name="P41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42" style:family="paragraph">
      <style:paragraph-properties fo:text-align="star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text-underline-style="solid" style:text-underline-width="auto" style:text-underline-color="font-color" style:font-size-asian="12pt"/>
    </style:style>
    <style:style style:name="T3" style:family="text">
      <style:text-properties fo:font-size="12pt" fo:font-style="italic" style:font-size-asian="12pt" style:font-style-asian="italic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8000"/>
    </style:style>
    <style:style style:name="T7" style:family="text">
      <style:text-properties fo:color="#008000" fo:font-size="12pt" fo:font-style="italic" fo:font-weight="bold" style:font-size-asian="12pt" style:font-style-asian="italic" style:font-weight-asian="bold" style:font-size-complex="12pt"/>
    </style:style>
    <style:style style:name="T8" style:family="text">
      <style:text-properties fo:color="#008000" fo:font-size="12pt" style:font-size-asian="12pt"/>
    </style:style>
    <style:style style:name="T9" style:family="text">
      <style:text-properties fo:color="#008000" fo:font-size="12pt" fo:font-weight="bold" style:font-size-asian="12pt" style:font-weight-asian="bold"/>
    </style:style>
    <style:style style:name="T10" style:family="text">
      <style:text-properties fo:color="#008000" fo:font-style="italic" fo:font-weight="bold" style:font-style-asian="italic" style:font-weight-asian="bold"/>
    </style:style>
    <style:style style:name="T11" style:family="text">
      <style:text-properties fo:color="#008000" fo:font-weight="bold" style:font-weight-asian="bold"/>
    </style:style>
    <style:style style:name="T12" style:family="text">
      <style:text-properties fo:color="#ff0000"/>
    </style:style>
    <style:style style:name="T13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14" style:family="text">
      <style:text-properties fo:color="#ff0000" fo:font-size="12pt" style:font-size-asian="12pt"/>
    </style:style>
    <style:style style:name="T15" style:family="text">
      <style:text-properties fo:color="#ff0000" fo:font-size="12pt" style:font-size-asian="12pt" style:font-size-complex="12pt"/>
    </style:style>
    <style:style style:name="T16" style:family="text">
      <style:text-properties fo:color="#ff0000" fo:font-size="12pt" fo:font-weight="bold" style:font-size-asian="12pt" style:font-weight-asian="bold"/>
    </style:style>
    <style:style style:name="T17" style:family="text">
      <style:text-properties fo:color="#ff0000" fo:font-style="italic" fo:font-weight="bold" style:font-style-asian="italic" style:font-weight-asian="bold"/>
    </style:style>
    <style:style style:name="T18" style:family="text">
      <style:text-properties fo:color="#ff0000" fo:font-weight="bold" style:font-weight-asian="bold"/>
    </style:style>
    <style:style style:name="T19" style:family="text">
      <style:text-properties fo:color="#0000ff"/>
    </style:style>
    <style:style style:name="T20" style:family="text">
      <style:text-properties fo:color="#0000ff" fo:font-size="12pt" fo:font-style="italic" fo:font-weight="bold" style:font-size-asian="12pt" style:font-style-asian="italic" style:font-weight-asian="bold" style:font-size-complex="12pt"/>
    </style:style>
    <style:style style:name="T21" style:family="text">
      <style:text-properties fo:color="#0000ff" fo:font-size="12pt" style:font-size-asian="12pt"/>
    </style:style>
    <style:style style:name="T22" style:family="text">
      <style:text-properties fo:color="#0000ff" fo:font-size="12pt" fo:font-weight="bold" style:font-size-asian="12pt" style:font-weight-asian="bold"/>
    </style:style>
    <style:style style:name="T23" style:family="text">
      <style:text-properties fo:color="#0000ff" fo:font-style="italic" fo:font-weight="bold" style:font-style-asian="italic" style:font-weight-asian="bold"/>
    </style:style>
    <style:style style:name="T24" style:family="text">
      <style:text-properties fo:color="#0000ff" fo:font-weight="bold" style:font-weight-asian="bold"/>
    </style:style>
    <style:style style:name="T25" style:family="text">
      <style:text-properties fo:color="#cc9900" style:font-name="Tahoma" fo:font-size="9pt" style:text-underline-style="solid" style:text-underline-width="auto" style:text-underline-color="font-color" style:font-size-asian="9pt" style:font-name-complex="Tahoma" style:font-size-complex="9pt"/>
    </style:style>
    <style:style style:name="T26" style:family="text">
      <style:text-properties fo:color="#cc9900" style:font-name="Tahoma" fo:font-size="9pt" style:font-size-asian="9pt" style:font-name-complex="Tahoma" style:font-size-complex="9pt"/>
    </style:style>
    <style:style style:name="T27" style:family="text">
      <style:text-properties fo:color="#cc9900" fo:font-size="9pt" style:text-underline-style="solid" style:text-underline-width="auto" style:text-underline-color="font-color" style:font-size-asian="9pt" style:font-name-complex="Tahoma" style:font-size-complex="9pt"/>
    </style:style>
    <style:style style:name="T28" style:family="text">
      <style:text-properties fo:color="#cc9900" fo:font-size="9pt" style:font-size-asian="9pt" style:font-name-complex="Tahoma" style:font-size-complex="9pt"/>
    </style:style>
    <style:style style:name="T29" style:family="text">
      <style:text-properties fo:color="#cc9900" style:text-underline-style="solid" style:text-underline-width="auto" style:text-underline-color="font-color" style:font-name-complex="Tahoma"/>
    </style:style>
    <style:style style:name="T30" style:family="text">
      <style:text-properties fo:color="#cc9900" style:font-name-complex="Tahoma"/>
    </style:style>
    <style:style style:name="T31" style:family="text">
      <style:text-properties fo:text-transform="uppercase" fo:color="#800080" fo:font-size="12pt" fo:font-style="italic" fo:background-color="#ffff00" style:font-size-asian="12pt" style:font-style-asian="italic" style:font-size-complex="12pt"/>
    </style:style>
    <style:style style:name="T32" style:family="text">
      <style:text-properties fo:text-transform="uppercase" fo:color="#800080" fo:font-style="italic" fo:background-color="#ffff00" style:font-style-asian="italic"/>
    </style:style>
    <style:style style:name="T33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34" style:family="text">
      <style:text-properties fo:color="#000000" style:font-name="Arial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35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36" style:family="text">
      <style:text-properties fo:color="#000000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37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38" style:family="text">
      <style:text-properties fo:color="#000000" fo:font-style="normal" fo:font-weight="bold" style:font-name-asian="Courier New1" style:font-style-asian="normal" style:font-weight-asian="bold" style:font-name-complex="Courier New1" style:font-style-complex="normal" style:font-weight-complex="bold"/>
    </style:style>
    <style:style style:name="T39" style:family="text">
      <style:text-properties fo:font-weight="bold" style:font-weight-asian="bold"/>
    </style:style>
    <style:style style:name="T40" style:family="text">
      <style:text-properties fo:font-weight="bold" style:font-name-asian="Courier New1" style:font-weight-asian="bold" style:font-name-complex="Courier New1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fo:font-style="italic" style:font-style-asian="italic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aseACocher1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2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3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5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6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9">%#include </text:span><text:span text:style-name="T40">enTetesDecisionRFM</text:span><text:span text:style-name="T39">#%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29">A adresser à</text:span><text:span text:style-name="T30"> :</text:span></text:p>
            <text:p text:style-name="P7"><text:span text:style-name="T30">pour </text:span><text:span text:style-name="T10">CCVD</text:span><text:span text:style-name="T30"> + </text:span><text:span text:style-name="T23">SAS Lsne</text:span></text:p>
          </table:table-cell>
          <table:table-cell table:style-name="Table1.B1" office:value-type="string">
            <text:p text:style-name="P15">Monsieur</text:p>
            <text:p text:style-name="P17">Carlos Madrid</text:p>
            <text:p text:style-name="P14">Médecin-dentiste conseil de</text:p>
            <text:p text:style-name="P17">l’Administration Cantonale Vaudoise</text:p>
            <text:p text:style-name="P14">Route de Berne 52</text:p>
            <text:p text:style-name="P17">1010 Lausanne</text:p>
          </table:table-cell>
        </table:table-row>
        <table:table-row table:style-name="Table1.1">
          <table:table-cell table:style-name="Table1.A1" office:value-type="string">
            <text:p text:style-name="P8"><text:span text:style-name="T29">A adresser à</text:span><text:span text:style-name="T30"> :</text:span></text:p>
            <text:p text:style-name="P7"><text:span text:style-name="T30">pour </text:span><text:span text:style-name="T17">CCJU</text:span></text:p>
          </table:table-cell>
          <table:table-cell table:style-name="Table1.B1" office:value-type="string">
            <text:p text:style-name="P20">Monsieur</text:p>
            <text:p text:style-name="P19">Christian Mischler</text:p>
            <text:p text:style-name="P19">Médecin-dentiste conseil</text:p>
            <text:p text:style-name="P19">CM Clinique Dentaire</text:p>
            <text:p text:style-name="P19">St-Randoald 2</text:p>
            <text:p text:style-name="P19">2852 Courtételle</text:p>
            <text:p text:style-name="P24">ou</text:p>
            <text:p text:style-name="P19">Monsieur</text:p>
            <text:p text:style-name="P19">Eric Develey</text:p>
            <text:p text:style-name="P19">Médecin-dentiste conseil</text:p>
            <text:p text:style-name="P19">Av. Léopold-Robert 65</text:p>
            <text:p text:style-name="P19">2301 La Chaux-de-Fonds</text:p>
          </table:table-cell>
        </table:table-row>
      </table:table>
      <text:p text:style-name="P9"/>
      <text:p text:style-name="P9">%=DOSSIER=%<text:bookmark-start text:name="OLE_LINK3"/><text:tab/><text:bookmark-end text:name="OLE_LINK3"/><text:bookmark text:name="dossier"/><text:bookmark text:name="OLE_LINK4"/></text:p>
      <text:p text:style-name="P26">%=NSS=%<text:tab/><text:bookmark text:name="AVS"/><text:bookmark text:name="OLE_LINK5"/></text:p>
      <text:p text:style-name="P2"/>
      <text:p text:style-name="P2"/>
      <text:p text:style-name="P28">%=DEVIS_FACTURE=%</text:p>
      <text:p text:style-name="P1"/>
      <text:p text:style-name="P1"/>
      <text:p text:style-name="P1">%=DENTISTE=%</text:p>
      <text:p text:style-name="P3"/>
      <text:p text:style-name="P5">%=DATE_HONORAIRE=%<text:tab/>%=MONTANT=%</text:p>
      <text:p text:style-name="P4"/>
      <text:p text:style-name="P4"/>
      <text:p text:style-name="P4">%=TITRE=%</text:p>
      <text:p text:style-name="P4"/>
      <text:p text:style-name="P4">%=DEMANDE=%</text:p>
      <text:p text:style-name="P4"/>
      <text:p text:style-name="P4">%=ENVOI=%</text:p>
      <text:p text:style-name="P4"/>
      <text:p text:style-name="P4">%=PARTICIPATION=%</text:p>
      <text:p text:style-name="P4"/>
      <text:p text:style-name="P4">%=SALUTATIONS=%</text:p>
      <text:p text:style-name="P4"/>
      <text:p text:style-name="P41"><text:tab/><text:span text:style-name="T37">%#</text:span><text:span text:style-name="T38">include <text:s/>signatureRFM</text:span><text:span text:style-name="T37">#%</text:span></text:p>
      <text:p text:style-name="P27"/>
      <text:p text:style-name="P25"><text:span text:style-name="T41">%=ANNEXE=%</text:span> : %=MENTIONNE=%</text:p>
      <text:p text:style-name="P29"><text:span text:style-name="T11">Dr Carlos Madrid</text:span><text:tab/><text:span text:style-name="T6">L</text:span><text:span text:style-name="T19">a</text:span><text:span text:style-name="T6">u</text:span><text:span text:style-name="T19">s</text:span><text:span text:style-name="T6">a</text:span><text:span text:style-name="T19">n</text:span><text:span text:style-name="T6">n</text:span><text:span text:style-name="T19">e</text:span><text:span text:style-name="T6">, </text:span><text:span text:style-name="T19">l</text:span><text:span text:style-name="T6">e</text:span><text:span text:style-name="T19"> </text:span></text:p>
      <text:p text:style-name="P11"><text:span text:style-name="T19">Médecin-dentiste conseil de<text:tab/></text:span><text:span text:style-name="T12">Courtételle</text:span><text:span text:style-name="T12">, le </text:span></text:p>
      <text:p text:style-name="P11"><text:span text:style-name="T6">l’Administration Cantonale Vaudoise<text:tab/></text:span><text:span text:style-name="T32">ou</text:span></text:p>
      <text:p text:style-name="P11"><text:span text:style-name="T19">Route de Berne 52<text:tab/></text:span><text:span text:style-name="T12">La Chaux-de-Fonds, le </text:span></text:p>
      <text:p text:style-name="P16">1010 Lausanne</text:p>
      <text:p text:style-name="P21">Dr Christian Mischler</text:p>
      <text:p text:style-name="P18">Médecin-dentiste conseil</text:p>
      <text:p text:style-name="P18">CM Clinique Dentaire</text:p>
      <text:p text:style-name="P18">St-Randoald 2</text:p>
      <text:p text:style-name="P21">2852 Courtételle</text:p>
      <text:p text:style-name="P23">ou</text:p>
      <text:p text:style-name="P21">Dr Eric Develey</text:p>
      <text:p text:style-name="P18">Médecin-dentiste conseil</text:p>
      <text:p text:style-name="P18">Av. Léopold-Robert 65</text:p>
      <text:p text:style-name="P22">2301 La Chaux-de-Fonds</text:p>
      <text:p text:style-name="P30"><text:tab/>Caisse cantonale vaudoise</text:p>
      <text:p text:style-name="P30"><text:tab/>de compensation</text:p>
      <text:p text:style-name="P30"><text:tab/>Service des PC</text:p>
      <text:p text:style-name="P30"><text:tab/>Case postale 55</text:p>
      <text:p text:style-name="P30"><text:tab/>1815 Clarens</text:p>
      <text:p text:style-name="P31"/>
      <text:p text:style-name="P32"><text:span text:style-name="T39"><text:tab/></text:span><text:span text:style-name="T18">Caisse de compensation du Jura</text:span></text:p>
      <text:p text:style-name="P33"><text:tab/>Service des prestations</text:p>
      <text:p text:style-name="P33"><text:tab/>Rue Bel-Air 3</text:p>
      <text:p text:style-name="P33"><text:tab/>2350 Saignelégier</text:p>
      <text:p text:style-name="P31"/>
      <text:p text:style-name="P32"><text:span text:style-name="T39"><text:tab/></text:span><text:span text:style-name="T24">Agence communale</text:span></text:p>
      <text:p text:style-name="P34"><text:tab/>d'assurances sociales</text:p>
      <text:p text:style-name="P34"><text:tab/>Bureau des PC</text:p>
      <text:p text:style-name="P34"><text:tab/>Case postale 5032</text:p>
      <text:p text:style-name="P34"><text:tab/>1002 Lausanne</text:p>
      <text:p text:style-name="P12"/>
      <text:p text:style-name="P12"/>
      <text:p text:style-name="P12"/>
      <text:p text:style-name="P9">%=DOSSIER=%<text:bookmark-start text:name="OLE_LINK31"/><text:tab/><text:bookmark-end text:name="OLE_LINK31"/><text:bookmark text:name="dossier1"/><text:bookmark text:name="OLE_LINK41"/></text:p>
      <text:p text:style-name="P13">%=NSS=%<text:tab/></text:p>
      <text:p text:style-name="P12"/>
      <text:p text:style-name="P12"/>
      <text:p text:style-name="P12"/>
      <text:p text:style-name="P10">%=TITRE=%</text:p>
      <text:p text:style-name="P10"/>
      <text:p text:style-name="P9">%=REPONSE=%</text:p>
      <text:p text:style-name="P36"/>
      <text:p text:style-name="P35"><text:bookmark-start text:name="CaseACocher1"/><draw:control text:anchor-type="as-char" draw:z-index="0" draw:style-name="gr1" draw:text-style-name="P42" svg:width="0.318cm" svg:height="0.318cm" draw:control="control1"/><text:bookmark-end text:name="CaseACocher1"/><text:tab/>%=PAS_CONTACTE=%</text:p>
      <text:p text:style-name="P35"/>
      <text:p text:style-name="P35"><text:span text:style-name="T12"><draw:control text:anchor-type="as-char" draw:z-index="1" draw:style-name="gr1" draw:text-style-name="P42" svg:width="0.318cm" svg:height="0.318cm" draw:control="control2"/></text:span><text:span text:style-name="T12"><text:tab/>%=CONTACTE_DATE=%</text:span></text:p>
      <text:p text:style-name="P37"/>
      <text:p text:style-name="P35"><draw:control text:anchor-type="as-char" draw:z-index="2" draw:style-name="gr1" draw:text-style-name="P42" svg:width="0.318cm" svg:height="0.318cm" draw:control="control3"/><text:tab/>%=CONTACTE_SOLUTION=%</text:p>
      <text:p text:style-name="P38"/>
      <text:p text:style-name="P38"><text:tab/><draw:control text:anchor-type="as-char" draw:z-index="3" draw:style-name="gr1" draw:text-style-name="P42" svg:width="0.318cm" svg:height="0.318cm" draw:control="control4"/><text:tab/>%=NOTE_CORRECTE=%</text:p>
      <text:p text:style-name="P38"/>
      <text:p text:style-name="P38"><text:tab/><draw:control text:anchor-type="as-char" draw:z-index="4" draw:style-name="gr1" draw:text-style-name="P42" svg:width="0.318cm" svg:height="0.318cm" draw:control="control5"/><text:tab/>%=RAMENE=%</text:p>
      <text:p text:style-name="P38"/>
      <text:p text:style-name="P39">%=FR=% </text:p>
      <text:p text:style-name="P38"/>
      <text:p text:style-name="P38"><text:tab/><draw:control text:anchor-type="as-char" draw:z-index="5" draw:style-name="gr1" draw:text-style-name="P42" svg:width="0.318cm" svg:height="0.318cm" draw:control="control6"/><text:tab/>%=TRAITEMENT=%<text:span text:style-name="T42">%=SEA=%</text:span>%=LOI=%<text:span text:style-name="T42">%=SA=%</text:span> %=RESTE_MONTANT=%</text:p>
      <text:p text:style-name="P38"/>
      <text:p text:style-name="P40">%=FR=% </text:p>
      <text:p text:style-name="P38"><text:soft-page-break/></text:p>
      <text:p text:style-name="P35"><text:tab/><text:tab/>%=DETAILS=%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Lettre n° </dc:title>
    <meta:initial-creator>Eggstein Philippe</meta:initial-creator>
    <meta:creation-date>2009-04-17T13:58:00</meta:creation-date>
    <dc:date>2014-06-30T10:29:33.45</dc:date>
    <meta:print-date>2009-07-21T14:47:00</meta:print-date>
    <meta:editing-cycles>28</meta:editing-cycles>
    <meta:editing-duration>PT3H38M21S</meta:editing-duration>
    <meta:document-statistic meta:table-count="1" meta:image-count="0" meta:object-count="0" meta:page-count="3" meta:paragraph-count="77" meta:word-count="171" meta:character-count="1396"/>
    <meta:user-defined meta:name="Info 1"/>
    <meta:user-defined meta:name="Info 2"/>
    <meta:user-defined meta:name="Info 3"/>
    <meta:user-defined meta:name="Info 4"/>
    <meta:user-defined meta:name="_AdHocReviewCycleID" meta:value-type="string">-116786808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</office:meta>
</office:document-meta>
</file>